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Main" svg:font-family="MathJax_Mai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e2e8" officeooo:paragraph-rsid="001de2e8" style:font-weight-asian="bold" style:font-weight-complex="bold"/>
    </style:style>
    <style:style style:name="P2" style:family="paragraph" style:parent-style-name="Standard">
      <style:text-properties fo:font-weight="bold" officeooo:rsid="001e9f90" officeooo:paragraph-rsid="001e9f90" style:font-weight-asian="bold" style:font-weight-complex="bold"/>
    </style:style>
    <style:style style:name="P3" style:family="paragraph" style:parent-style-name="Standard">
      <style:text-properties fo:font-weight="bold" officeooo:rsid="001e9f90" officeooo:paragraph-rsid="0021d2a0" style:font-weight-asian="bold" style:font-weight-complex="bold"/>
    </style:style>
    <style:style style:name="P4" style:family="paragraph" style:parent-style-name="Standard">
      <style:text-properties fo:font-weight="bold" officeooo:rsid="0021d2a0" officeooo:paragraph-rsid="0021d2a0" style:font-weight-asian="bold" style:font-weight-complex="bold"/>
    </style:style>
    <style:style style:name="P5" style:family="paragraph" style:parent-style-name="Standard">
      <style:text-properties fo:font-weight="bold" officeooo:rsid="00231a18" officeooo:paragraph-rsid="00231a18" style:font-weight-asian="bold" style:font-weight-complex="bold"/>
    </style:style>
    <style:style style:name="P6" style:family="paragraph" style:parent-style-name="Standard" style:list-style-name="L1">
      <style:text-properties fo:font-weight="bold" officeooo:rsid="001de2e8" officeooo:paragraph-rsid="001de2e8" style:font-weight-asian="bold" style:font-weight-complex="bold"/>
    </style:style>
    <style:style style:name="P7" style:family="paragraph" style:parent-style-name="Standard">
      <style:text-properties style:font-name="Liberation Serif1" fo:font-weight="normal" officeooo:rsid="001de2e8" officeooo:paragraph-rsid="001de2e8" style:font-weight-asian="normal" style:font-weight-complex="normal"/>
    </style:style>
    <style:style style:name="P8" style:family="paragraph" style:parent-style-name="Standard">
      <style:text-properties style:font-name="Liberation Serif1" fo:font-weight="normal" officeooo:rsid="001e9f90" officeooo:paragraph-rsid="001de2e8" style:font-weight-asian="normal" style:font-weight-complex="normal"/>
    </style:style>
    <style:style style:name="P9" style:family="paragraph" style:parent-style-name="Standard">
      <style:text-properties style:font-name="Liberation Serif1" fo:font-weight="normal" officeooo:rsid="00205536" officeooo:paragraph-rsid="001e9f90" style:font-weight-asian="normal" style:font-weight-complex="normal"/>
    </style:style>
    <style:style style:name="P10" style:family="paragraph" style:parent-style-name="Standard">
      <style:text-properties style:font-name="Liberation Serif1" fo:font-weight="bold" officeooo:rsid="001e9f90" officeooo:paragraph-rsid="001e9f90" style:font-weight-asian="bold" style:font-weight-complex="bold"/>
    </style:style>
    <style:style style:name="P11" style:family="paragraph" style:parent-style-name="Standard">
      <style:text-properties style:font-name="MathJax_Main" fo:font-weight="normal" officeooo:rsid="0021d2a0" officeooo:paragraph-rsid="0021d2a0" style:font-weight-asian="normal" style:font-weight-complex="normal"/>
    </style:style>
    <style:style style:name="P12" style:family="paragraph" style:parent-style-name="Standard">
      <style:text-properties style:font-name="MathJax_Main" fo:font-weight="normal" officeooo:rsid="0022f452" officeooo:paragraph-rsid="0021d2a0" style:font-weight-asian="normal" style:font-weight-complex="normal"/>
    </style:style>
    <style:style style:name="P13" style:family="paragraph" style:parent-style-name="Standard">
      <style:text-properties style:font-name="MathJax_Main" fo:font-weight="normal" officeooo:rsid="00231a18" officeooo:paragraph-rsid="00231a18" style:font-weight-asian="normal" style:font-weight-complex="normal"/>
    </style:style>
    <style:style style:name="P14" style:family="paragraph" style:parent-style-name="Standard">
      <style:text-properties style:font-name="MathJax_Main" fo:font-weight="bold" officeooo:rsid="0021d2a0" officeooo:paragraph-rsid="0021d2a0" style:font-weight-asian="bold" style:font-weight-complex="bold"/>
    </style:style>
    <style:style style:name="P15" style:family="paragraph" style:parent-style-name="Standard">
      <style:text-properties style:font-name="MathJax_Main" fo:font-weight="bold" officeooo:rsid="00231a18" officeooo:paragraph-rsid="00231a18" style:font-weight-asian="bold" style:font-weight-complex="bold"/>
    </style:style>
    <style:style style:name="P16" style:family="paragraph" style:parent-style-name="Standard">
      <style:text-properties style:font-name="MathJax_Main" fo:font-weight="bold" officeooo:rsid="00256737" officeooo:paragraph-rsid="00256737" style:font-weight-asian="bold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normal" style:font-weight-asian="normal" style:font-weight-complex="normal"/>
    </style:style>
    <style:style style:name="T3" style:family="text">
      <style:text-properties style:font-name="Liberation Serif1" fo:font-weight="normal" officeooo:rsid="001e9f90" style:font-weight-asian="normal" style:font-weight-complex="normal"/>
    </style:style>
    <style:style style:name="T4" style:family="text">
      <style:text-properties style:font-name="Liberation Serif1" fo:font-weight="normal" officeooo:rsid="00205536" style:font-weight-asian="normal" style:font-weight-complex="normal"/>
    </style:style>
    <style:style style:name="T5" style:family="text">
      <style:text-properties style:font-name="Liberation Serif1" fo:font-weight="normal" fo:background-color="#fff200" loext:char-shading-value="0" style:font-weight-asian="normal" style:font-weight-complex="normal"/>
    </style:style>
    <style:style style:name="T6" style:family="text">
      <style:text-properties style:font-name="Liberation Serif1" fo:font-weight="normal" officeooo:rsid="001e9f90" fo:background-color="#fff200" loext:char-shading-value="0" style:font-weight-asian="normal" style:font-weight-complex="normal"/>
    </style:style>
    <style:style style:name="T7" style:family="text">
      <style:text-properties style:font-name="Liberation Serif1" fo:font-weight="normal" officeooo:rsid="00205536" fo:background-color="#fff200" loext:char-shading-value="0" style:font-weight-asian="normal" style:font-weight-complex="normal"/>
    </style:style>
    <style:style style:name="T8" style:family="text">
      <style:text-properties style:font-name="Liberation Serif1" officeooo:rsid="001e9f90"/>
    </style:style>
    <style:style style:name="T9" style:family="text">
      <style:text-properties style:font-name="Liberation Serif1" officeooo:rsid="00205536"/>
    </style:style>
    <style:style style:name="T10" style:family="text">
      <style:text-properties style:text-line-through-style="solid" style:text-line-through-type="single" style:font-name="Liberation Serif1" fo:font-weight="normal" style:font-weight-asian="normal" style:font-weight-complex="normal"/>
    </style:style>
    <style:style style:name="T11" style:family="text">
      <style:text-properties style:font-name="MathJax_Main"/>
    </style:style>
    <style:style style:name="T12" style:family="text">
      <style:text-properties style:font-name="MathJax_Main" fo:font-weight="normal" style:font-weight-asian="normal" style:font-weight-complex="normal"/>
    </style:style>
    <style:style style:name="T13" style:family="text">
      <style:text-properties style:font-name="MathJax_Main" fo:font-weight="normal" officeooo:rsid="00205536" style:font-weight-asian="normal" style:font-weight-complex="normal"/>
    </style:style>
    <style:style style:name="T14" style:family="text">
      <style:text-properties style:font-name="MathJax_Main" fo:font-weight="normal" officeooo:rsid="0021d2a0" style:font-weight-asian="normal" style:font-weight-complex="normal"/>
    </style:style>
    <style:style style:name="T15" style:family="text">
      <style:text-properties style:font-name="MathJax_Main" fo:font-weight="normal" officeooo:rsid="0022f452" style:font-weight-asian="normal" style:font-weight-complex="normal"/>
    </style:style>
    <style:style style:name="T16" style:family="text">
      <style:text-properties style:font-name="MathJax_Main" fo:font-weight="normal" officeooo:rsid="00231a18" style:font-weight-asian="normal" style:font-weight-complex="normal"/>
    </style:style>
    <style:style style:name="T17" style:family="text">
      <style:text-properties style:font-name="MathJax_Main" fo:font-weight="normal" officeooo:rsid="0021d2a0" fo:background-color="#fff200" loext:char-shading-value="0" style:font-weight-asian="normal" style:font-weight-complex="normal"/>
    </style:style>
    <style:style style:name="T18" style:family="text">
      <style:text-properties style:font-name="MathJax_Main" officeooo:rsid="00205536"/>
    </style:style>
    <style:style style:name="T19" style:family="text">
      <style:text-properties style:font-name="MathJax_Main" officeooo:rsid="0021d2a0"/>
    </style:style>
    <style:style style:name="T20" style:family="text">
      <style:text-properties style:font-name="MathJax_Main" officeooo:rsid="0022f452"/>
    </style:style>
    <style:style style:name="T21" style:family="text">
      <style:text-properties style:font-name="MathJax_Main" officeooo:rsid="00231a18"/>
    </style:style>
    <style:style style:name="T22" style:family="text">
      <style:text-properties officeooo:rsid="00252c06"/>
    </style:style>
    <style:style style:name="T23" style:family="text">
      <style:text-properties fo:font-weight="bold" officeooo:rsid="00252c06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list xml:id="list746492566" text:style-name="L1">
        <text:list-item>
          <text:p text:style-name="P6">5 /<text:span text:style-name="T1"> 0.2 </text:span><text:span text:style-name="T2">5 <text:s text:c="3"/>* <text:s text:c="2"/>10</text:span></text:p>
        </text:list-item>
      </text:list>
      <text:p text:style-name="P1"><text:span text:style-name="T2"><text:tab/><text:tab/><text:tab/> <text:s text:c="2"/>– <text:s text:c="9"/>– <text:s text:c="5"/>= </text:span><text:span text:style-name="T10">50</text:span></text:p>
      <text:p text:style-name="P1"><text:span text:style-name="T2"><text:s text:c="47"/>– <text:s text:c="6"/>= </text:span><text:span text:style-name="T5">25</text:span></text:p>
      <text:p text:style-name="P1"><text:span text:style-name="T2"><text:tab/><text:tab/><text:tab/> <text:s/>0.2 <text:s text:c="6"/>10<text:tab/><text:tab/></text:span><text:span text:style-name="T4">2</text:span></text:p>
      <text:p text:style-name="P7"><text:s text:c="6"/></text:p>
      <text:p text:style-name="P1"><text:span text:style-name="T1"><text:tab/>b) 0.33 / 1.1 </text:span><text:span text:style-name="T2"><text:s/>0.33 <text:s text:c="7"/>100 <text:s text:c="6"/></text:span><text:span text:style-name="T3">33 </text:span></text:p>
      <text:p text:style-name="P1"><text:span text:style-name="T2"><text:tab/><text:tab/><text:tab/><text:tab/> <text:s/>----- <text:s/>*</text:span><text:span text:style-name="T12"> </text:span><text:span text:style-name="T2"><text:s text:c="3"/>---- <text:s/></text:span><text:span text:style-name="T3">= <text:s/></text:span><text:span text:style-name="T2"><text:s/>--- <text:s text:c="2"/></text:span><text:span text:style-name="T3">= </text:span><text:span text:style-name="T6">0.3</text:span></text:p>
      <text:p text:style-name="P1"><text:span text:style-name="T2"><text:tab/><text:tab/><text:tab/><text:tab/> <text:s/>1.1 <text:s text:c="10"/>100 <text:s text:c="5"/></text:span><text:span text:style-name="T3">110</text:span></text:p>
      <text:p text:style-name="P8"/>
      <text:p text:style-name="P1"><text:span text:style-name="T3"><text:tab/></text:span><text:span text:style-name="T8">c) 3.2 / <text:s/>0.8 <text:s text:c="3"/></text:span><text:span text:style-name="T3">3.2 <text:s text:c="11"/>100 <text:s text:c="7"/>320</text:span></text:p>
      <text:p text:style-name="P1"><text:span text:style-name="T3"><text:tab/><text:tab/><text:tab/><text:tab/> <text:s text:c="2"/>--- <text:s text:c="3"/>* <text:s text:c="7"/>---- <text:s text:c="2"/>= <text:s text:c="2"/>---- <text:s/>= </text:span><text:span text:style-name="T6">4</text:span><text:span text:style-name="T3"> </text:span></text:p>
      <text:p text:style-name="P8"><text:tab/><text:tab/><text:tab/><text:tab/> <text:s text:c="2"/>0.8 <text:s text:c="11"/>100 <text:s text:c="8"/>80</text:p>
      <text:p text:style-name="P8"><text:tab/></text:p>
      <text:p text:style-name="P10">2.</text:p>
      <text:p text:style-name="P2"><text:span text:style-name="T1"><text:tab/>a) 3 /</text:span><text:span text:style-name="T9"> 0.01 <text:s text:c="4"/></text:span><text:span text:style-name="T4">3 <text:s text:c="7"/>100 <text:s text:c="5"/>300</text:span></text:p>
      <text:p text:style-name="P2"><text:span text:style-name="T4"><text:tab/><text:tab/><text:tab/><text:tab/> --- <text:s/>* <text:s text:c="2"/>--- <text:s/>= <text:s text:c="2"/>---- <text:s/>= </text:span><text:span text:style-name="T7">300</text:span></text:p>
      <text:p text:style-name="P9"><text:tab/><text:tab/><text:tab/><text:tab/> 0.01 <text:s text:c="4"/>100 <text:s text:c="5"/>1</text:p>
      <text:p text:style-name="P9"><text:s/></text:p>
      <text:p text:style-name="P3"><text:span text:style-name="T4"><text:s text:c="7"/></text:span><text:span text:style-name="T9">b) 1.792 </text:span><text:span text:style-name="T4"><text:s/></text:span><text:span text:style-name="T13">/ </text:span><text:span text:style-name="T18">0.07 </text:span><text:span text:style-name="T13">1.79.2 <text:s text:c="6"/></text:span><text:span text:style-name="T14">100 <text:s text:c="3"/>179.2</text:span></text:p>
      <text:p text:style-name="P2"><text:span text:style-name="T13"><text:tab/><text:tab/><text:tab/><text:tab/><text:tab/>------- * <text:s text:c="3"/>---- </text:span><text:span text:style-name="T14">= <text:s/>------ = </text:span><text:span text:style-name="T17">25.6</text:span></text:p>
      <text:p text:style-name="P2"><text:span text:style-name="T13"><text:tab/><text:tab/><text:tab/><text:tab/><text:tab/>0.07 <text:s text:c="9"/></text:span><text:span text:style-name="T14">100 <text:s text:c="7"/>7</text:span></text:p>
      <text:p text:style-name="P11"><text:tab/></text:p>
      <text:p text:style-name="P3"><text:span text:style-name="T14"><text:tab/></text:span><text:span text:style-name="T19">c) 1.2 / 0.004 <text:s/></text:span><text:span text:style-name="T14">1.2 <text:s text:c="8"/>1000 <text:s text:c="4"/>1200</text:span></text:p>
      <text:p text:style-name="P11"><text:tab/><text:tab/><text:tab/><text:tab/><text:tab/>----- <text:s/>* <text:s text:c="3"/>---- <text:s/>= <text:s/>------ = 300</text:p>
      <text:p text:style-name="P11"><text:tab/><text:tab/><text:tab/><text:tab/><text:tab/>0.004<text:tab/> 1000 <text:s text:c="6"/>4</text:p>
      <text:p text:style-name="P14">3.</text:p>
      <text:p text:style-name="P4"><text:span text:style-name="T11"><text:tab/>a) 6.11 / 1.3 <text:s/></text:span><text:span text:style-name="T15"><text:s text:c="2"/>6.11 <text:s text:c="5"/>10 <text:s text:c="5"/>61.1</text:span></text:p>
      <text:p text:style-name="P12"><text:tab/><text:tab/><text:tab/><text:tab/><text:tab/>----- * <text:s text:c="3"/>--- = ----- = 4.7</text:p>
      <text:p text:style-name="P12"><text:tab/><text:tab/><text:tab/><text:tab/><text:tab/>1.3 <text:tab/> <text:s text:c="7"/>10 <text:s text:c="5"/>13</text:p>
      <text:p text:style-name="P12"><text:s text:c="4"/></text:p>
      <text:p text:style-name="P4"><text:span text:style-name="T15"><text:s text:c="9"/></text:span><text:span text:style-name="T20">b) 8.648 / 0.23 <text:s/></text:span><text:span text:style-name="T15">8.648 <text:s text:c="7"/>100 <text:s text:c="6"/>864.8</text:span></text:p>
      <text:p text:style-name="P12"><text:tab/><text:tab/><text:tab/><text:tab/><text:tab/> <text:s text:c="4"/>------ <text:s text:c="2"/>* <text:s text:c="4"/>--- <text:s/>= <text:s text:c="2"/>------ <text:s/>= 37.6</text:p>
      <text:p text:style-name="P12"><text:tab/><text:tab/><text:tab/><text:tab/><text:tab/><text:tab/>0.23 <text:s text:c="8"/>100 <text:tab/> <text:s/>23</text:p>
      <text:p text:style-name="P12"/>
      <text:p text:style-name="P4"><text:span text:style-name="T15"><text:s text:c="9"/></text:span><text:span text:style-name="T20">c) 0.1344 / 0.042 <text:s/></text:span><text:span text:style-name="T16">0</text:span><text:span text:style-name="T21">.</text:span><text:span text:style-name="T16">1344 <text:s text:c="3"/>1000 <text:tab/><text:tab/>134.4</text:span></text:p>
      <text:p text:style-name="P4"><text:span text:style-name="T15"><text:tab/><text:tab/><text:tab/><text:tab/><text:tab/><text:tab/> <text:s/>------ <text:s/></text:span><text:span text:style-name="T16">* <text:s text:c="2"/>------ = <text:s text:c="5"/>------- = 3.2</text:span></text:p>
      <text:p text:style-name="P4"><text:span text:style-name="T15"><text:tab/><text:tab/><text:tab/><text:tab/><text:tab/><text:tab/> <text:s/></text:span><text:span text:style-name="T16">0.042<text:tab/> <text:s text:c="3"/>1000<text:tab/><text:tab/> <text:s/>42</text:span></text:p>
      <text:p text:style-name="P15">4.</text:p>
      <text:p text:style-name="P5"><text:span text:style-name="T11"><text:tab/>a) 0.00.25 / 0.05 <text:s text:c="3"/></text:span><text:span text:style-name="T12">0.0025 <text:s text:c="5"/>100 <text:s text:c="4"/>0.25</text:span></text:p>
      <text:p text:style-name="P13"><text:tab/><text:tab/><text:tab/><text:tab/><text:tab/><text:tab/>-------- * <text:s text:c="2"/>---- = <text:s text:c="2"/>----- = 0.05</text:p>
      <text:p text:style-name="P13"><text:tab/><text:tab/><text:tab/><text:tab/><text:tab/><text:tab/> 0.05<text:tab/> <text:s text:c="2"/>100 <text:s text:c="7"/>5</text:p>
      <text:p text:style-name="P13"/>
      <text:p text:style-name="P13"><text:tab/><text:span text:style-name="T23">b) 0.8408 / 0.02 <text:s text:c="5"/></text:span><text:span text:style-name="T22">0.8408 <text:s text:c="3"/>100 <text:s text:c="6"/>84.08</text:span></text:p>
      <text:p text:style-name="P13"><text:tab/><text:tab/><text:tab/><text:tab/><text:tab/> <text:s text:c="8"/>------- * <text:s text:c="2"/>---- <text:s/><text:span text:style-name="T22">= <text:s text:c="2"/>------ = 42.04</text:span></text:p>
      <text:p text:style-name="P13"><text:span text:style-name="T22"><text:tab/><text:tab/><text:tab/><text:tab/><text:tab/><text:tab/> <text:s text:c="2"/>0.02 <text:s text:c="7"/>100 <text:s text:c="8"/>2</text:span></text:p>
      <text:p text:style-name="P13"/>
      <text:p text:style-name="P16">5. Kisali had string of 40.5 m long. He cut the string into equal length long. How many pieces of strings did he cut?</text:p>
      <text:p text:style-name="P16"><text:span text:style-name="T24">40.5/ 2 <text:s text:c="3"/>2 <text:s text:c="5"/>* 10 = 20</text:span></text:p>
      <text:p text:style-name="P16"><text:span text:style-name="T24"><text:tab/><text:tab/>/40.5 <text:s/>* 10 =405 <text:s text:c="3"/>= <text:s text:c="4"/>20.25</text:span></text:p>
      <text:p text:style-name="P16"><text:soft-page-break/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Main" svg:font-family="MathJax_Mai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07:26:01.647326696</meta:creation-date>
    <dc:date>2020-04-21T10:06:36.513740561</dc:date>
    <meta:editing-duration>PT14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225" meta:character-count="1485" meta:non-whitespace-character-count="682"/>
  </office:meta>
</office:document-meta>
</file>